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2EA151C5C29336C8AA8.png" manifest:media-type="image/png"/>
  <manifest:file-entry manifest:full-path="Pictures/10000201000002A4000002CA81A092600F7E99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char" svg:x="-2.189cm" svg:y="0.332cm" svg:width="21.001cm" svg:height="22.412cm" draw:z-index="1"><draw:image xlink:href="Pictures/10000201000002BB000002EA151C5C29336C8AA8.png" xlink:type="simple" xlink:show="embed" xlink:actuate="onLoad" draw:mime-type="image/png"/></draw:frame></text:p>
      <text:p text:style-name="P1"><draw:frame draw:style-name="fr2" draw:name="Изображение1" text:anchor-type="char" svg:width="20.87cm" svg:height="22.042cm" draw:z-index="0"><draw:image xlink:href="Pictures/10000201000002A4000002CA81A092600F7E99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6T02:06:57.809000000</meta:creation-date>
    <dc:date>2020-09-26T02:08:56.293000000</dc:date>
    <meta:editing-duration>PT2M</meta:editing-duration>
    <meta:editing-cycles>1</meta:editing-cycles>
    <meta:generator>LibreOffice/7.0.1.2$Windows_X86_64 LibreOffice_project/7cbcfc562f6eb6708b5ff7d7397325de9e764452</meta:generator>
    <meta:print-date>2020-09-26T02:16:25.287000000</meta:print-date>
    <meta:document-statistic meta:table-count="0" meta:image-count="2" meta:object-count="0" meta:page-count="2" meta:paragraph-count="0" meta:word-count="0" meta:character-count="0" meta:non-whitespace-character-count="0"/>
  </office:meta>
</office:document-meta>
</file>